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e35e" officeooo:paragraph-rsid="0010e35e"/>
    </style:style>
    <style:style style:name="P2" style:family="paragraph" style:parent-style-name="Standard">
      <style:text-properties officeooo:rsid="0010e35e" officeooo:paragraph-rsid="00121a4c"/>
    </style:style>
    <style:style style:name="P3" style:family="paragraph" style:parent-style-name="Standard">
      <style:text-properties officeooo:rsid="00141827" officeooo:paragraph-rsid="00141827"/>
    </style:style>
    <style:style style:name="P4" style:family="paragraph" style:parent-style-name="Standard">
      <style:text-properties officeooo:rsid="00151f0a" officeooo:paragraph-rsid="00151f0a"/>
    </style:style>
    <style:style style:name="P5" style:family="paragraph" style:parent-style-name="Standard">
      <style:text-properties officeooo:rsid="001524bd" officeooo:paragraph-rsid="001524bd"/>
    </style:style>
    <style:style style:name="P6" style:family="paragraph" style:parent-style-name="Standard">
      <style:text-properties officeooo:rsid="001524bd" officeooo:paragraph-rsid="0016a146"/>
    </style:style>
    <style:style style:name="P7" style:family="paragraph" style:parent-style-name="Standard">
      <style:text-properties officeooo:rsid="0016a146" officeooo:paragraph-rsid="0016a146"/>
    </style:style>
    <style:style style:name="P8" style:family="paragraph" style:parent-style-name="Standard">
      <style:text-properties officeooo:rsid="00170dc3" officeooo:paragraph-rsid="00170dc3"/>
    </style:style>
    <style:style style:name="P9" style:family="paragraph" style:parent-style-name="Standard">
      <style:text-properties officeooo:rsid="00170dc3" officeooo:paragraph-rsid="0018d562"/>
    </style:style>
    <style:style style:name="P10" style:family="paragraph" style:parent-style-name="Standard">
      <style:text-properties officeooo:rsid="00170dc3" officeooo:paragraph-rsid="001a3cd7"/>
    </style:style>
    <style:style style:name="P11" style:family="paragraph" style:parent-style-name="Standard">
      <style:text-properties officeooo:rsid="00170dc3" officeooo:paragraph-rsid="001abfd2"/>
    </style:style>
    <style:style style:name="P12" style:family="paragraph" style:parent-style-name="Standard">
      <style:text-properties officeooo:rsid="001a3cd7" officeooo:paragraph-rsid="001a3cd7"/>
    </style:style>
    <style:style style:name="P13" style:family="paragraph" style:parent-style-name="Standard">
      <style:text-properties officeooo:rsid="001bfabb" officeooo:paragraph-rsid="001bfabb"/>
    </style:style>
    <style:style style:name="P14" style:family="paragraph" style:parent-style-name="Standard">
      <style:text-properties officeooo:rsid="001c8aff" officeooo:paragraph-rsid="001c8aff"/>
    </style:style>
    <style:style style:name="P15" style:family="paragraph" style:parent-style-name="Standard">
      <style:text-properties officeooo:rsid="001ce6b4" officeooo:paragraph-rsid="001ce6b4"/>
    </style:style>
    <style:style style:name="T1" style:family="text">
      <style:text-properties officeooo:rsid="00121a4c"/>
    </style:style>
    <style:style style:name="T2" style:family="text">
      <style:text-properties officeooo:rsid="0013b32a"/>
    </style:style>
    <style:style style:name="T3" style:family="text">
      <style:text-properties officeooo:rsid="00141827"/>
    </style:style>
    <style:style style:name="T4" style:family="text">
      <style:text-properties officeooo:rsid="0016a146"/>
    </style:style>
    <style:style style:name="T5" style:family="text">
      <style:text-properties officeooo:rsid="0018d562"/>
    </style:style>
    <style:style style:name="T6" style:family="text">
      <style:text-properties officeooo:rsid="001a3cd7"/>
    </style:style>
    <style:style style:name="T7" style:family="text">
      <style:text-properties officeooo:rsid="001abf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5">def create</text:p>
      <text:p text:style-name="P15"><text:s text:c="6"/>@text = params[:text_inspection][:user_text]</text:p>
      <text:p text:style-name="P15"><text:s text:c="4"/># ***** New *****</text:p>
      <text:p text:style-name="P15"><text:s text:c="4"/>@word_count = @text.split(" ").length</text:p>
      <text:p text:style-name="P15"><text:s text:c="4"/># ***** Updated *****</text:p>
      <text:p text:style-name="P15"><text:s text:c="4"/>render 'results'</text:p>
      <text:p text:style-name="P15"/>
      <text:p text:style-name="P15"><text:s/>end</text:p>
      <text:p text:style-name="P15"/>
      <text:p text:style-name="P15"/>
      <text:p text:style-name="P1"/>
      <text:p text:style-name="P1">Day 4 Week 4</text:p>
      <text:p text:style-name="P1"/>
      <text:p text:style-name="P1">validates - </text:p>
      <text:p text:style-name="P1">:hour – this is a symbol – already created</text:p>
      <text:p text:style-name="P1"/>
      <text:p text:style-name="P1">name: sssss – like in a hash - </text:p>
      <text:p text:style-name="P1"/>
      <text:p text:style-name="P1">-<text:span text:style-name="T3">presence</text:span></text:p>
      <text:p text:style-name="P1">compulsary field –-- presence: true,- check controller </text:p>
      <text:p text:style-name="P2"><text:span text:style-name="T1">validations – model</text:span></text:p>
      <text:p text:style-name="P2"><text:span text:style-name="T1">view – box for errors </text:span></text:p>
      <text:p text:style-name="P2"><text:span text:style-name="T1">if statement – controller(where data is .save)</text:span> </text:p>
      <text:p text:style-name="P2"/>
      <text:p text:style-name="P2">-<text:span text:style-name="T3">presence with added error message if missing</text:span></text:p>
      <text:p text:style-name="P2">-<text:span text:style-name="T2">destroy – to delete inputs </text:span></text:p>
      <text:p text:style-name="P2">-<text:span text:style-name="T2">destroy method – to delete all after a certain time</text:span></text:p>
      <text:p text:style-name="P2">-<text:span text:style-name="T3">partials = you can recycle views code – use it in all pages you need (like require)</text:span></text:p>
      <text:p text:style-name="P2"/>
      <text:p text:style-name="P3">put-take information give something patch- change something</text:p>
      <text:p text:style-name="P3"/>
      <text:p text:style-name="P3"/>
      <text:p text:style-name="P4">new –(send data) - create <text:s/>(good)</text:p>
      <text:p text:style-name="P4">edit - ??? = Need this to complete (bad)</text:p>
      <text:p text:style-name="P4"/>
      <text:p text:style-name="P5">JUST A WAY TO CHANGE NAME –-- <text:s/>as: :path_name – This can link_to paths in erb</text:p>
      <text:p text:style-name="P2"/>
      <text:p text:style-name="P5">def edit → This automatically pre-fills the table because of the word edit!!!!</text:p>
      <text:p text:style-name="P5">.<text:span text:style-name="T4">update .create → methods in rails</text:span></text:p>
      <text:p text:style-name="P5"/>
      <text:p text:style-name="P7"/>
      <text:p text:style-name="P6">-<text:span text:style-name="T4">mass assignment – many params (rails doesnt allow this anyway)</text:span></text:p>
      <text:p text:style-name="P6">-<text:span text:style-name="T4">use permit – shorten</text:span></text:p>
      <text:p text:style-name="P6"/>
      <text:p text:style-name="P8"/>
      <text:p text:style-name="P8"/>
      <text:p text:style-name="P8"><text:tab/>def entry_params</text:p>
      <text:p text:style-name="P8"><text:tab/><text:tab/>params.require(:time_entry).permit(:hours, :minutes, :date)</text:p>
      <text:p text:style-name="P8"><text:tab/>end</text:p>
      <text:p text:style-name="P5"/>
      <text:p text:style-name="P8">This takes :: all params – three <text:s/>[:][:]</text:p>
      <text:p text:style-name="P8"><text:soft-page-break/></text:p>
      <text:p text:style-name="P9">private make sure its at the bottom of the page – methods above</text:p>
      <text:p text:style-name="P9"/>
      <text:p text:style-name="P10">-_<text:span text:style-name="T5">form – partial =&gt; Template form – name call no _ (underscore)</text:span></text:p>
      <text:p text:style-name="P10"/>
      <text:p text:style-name="P10">-<text:span text:style-name="T6"> flash[:notice] = "Entry deleted!" → in your method</text:span></text:p>
      <text:p text:style-name="P10"/>
      <text:p text:style-name="P12">-The below is in the view:</text:p>
      <text:p text:style-name="P10">-<text:span text:style-name="T6">&lt;h1&gt;&lt;%= @my_project.name %&gt;&lt;/h1&gt;</text:span></text:p>
      <text:p text:style-name="P12">&lt;h2&gt;&lt;%= @my_project.description %&gt;&lt;/h2&gt;</text:p>
      <text:p text:style-name="P12"/>
      <text:p text:style-name="P12"/>
      <text:p text:style-name="P12">&lt;% if flash[:notice] %&gt;</text:p>
      <text:p text:style-name="P12"><text:s text:c="2"/>&lt;em&gt;&lt;%= flash[:notice] %&gt;&lt;/em&gt;</text:p>
      <text:p text:style-name="P12">&lt;% end %&gt;</text:p>
      <text:p text:style-name="P10"/>
      <text:p text:style-name="P10"/>
      <text:p text:style-name="P10"/>
      <text:p text:style-name="P10"/>
      <text:p text:style-name="P13">Film.find_by title: "charlie"</text:p>
      <text:p text:style-name="P10"/>
      <text:p text:style-name="P10"/>
      <text:p text:style-name="P14">def create </text:p>
      <text:p text:style-name="P14"><text:tab/><text:tab/>@film = Film.new(params[:title],params[:year])</text:p>
      <text:p text:style-name="P14"><text:tab/>end</text:p>
      <text:p text:style-name="P10"/>
      <text:p text:style-name="P10"/>
      <text:p text:style-name="P10"/>
      <text:p text:style-name="P10"/>
      <text:p text:style-name="P11"><text:span text:style-name="T7">routes:</text:span></text:p>
      <text:p text:style-name="P11"/>
      <text:p text:style-name="P11"><text:span text:style-name="T7">get '/projects' =&gt; 'projects#index'</text:span></text:p>
      <text:p text:style-name="P11"/>
      <text:p text:style-name="P11"/>
      <text:p text:style-name="P11"><text:span text:style-name="T7">post '/projects' =&gt; 'projects#create'</text:span></text:p>
      <text:p text:style-name="P11"/>
      <text:p text:style-name="P11"/>
      <text:p text:style-name="P11"/>
      <text:p text:style-name="P11"><text:span text:style-name="T7">get '/projects/new' =&gt; 'projects#new'</text:span></text:p>
      <text:p text:style-name="P11"/>
      <text:p text:style-name="P11"><text:span text:style-name="T7">get '/projects/:project_id' =&gt; 'projects#show'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7">get 'projects/:project_id/time_entries' =&gt; 'time_entries#index', as: :main_entries</text:span></text:p>
      <text:p text:style-name="P11"/>
      <text:p text:style-name="P11"/>
      <text:p text:style-name="P11"><text:span text:style-name="T7">get 'projects/:project_id/time_entries/new' =&gt; 'time_entries#new'</text:span></text:p>
      <text:p text:style-name="P11"/>
      <text:p text:style-name="P11"><text:soft-page-break/></text:p>
      <text:p text:style-name="P11"><text:span text:style-name="T7">post 'projects/:project_id/time_entries/' =&gt; 'time_entries#create', as: :project_time_entries</text:span></text:p>
      <text:p text:style-name="P11"/>
      <text:p text:style-name="P11"/>
      <text:p text:style-name="P11"/>
      <text:p text:style-name="P11"/>
      <text:p text:style-name="P11"><text:span text:style-name="T7">get 'projects/:project_id/time_entries/:id/edit' <text:s/>=&gt; 'time_entries#edit'</text:span></text:p>
      <text:p text:style-name="P11"/>
      <text:p text:style-name="P11"><text:span text:style-name="T7">patch 'projects/:project_id/time_entries/:id' =&gt; 'time_entries#update', as: :project_time_entry</text:span></text:p>
      <text:p text:style-name="P11"/>
      <text:p text:style-name="P11"><text:span text:style-name="T7">delete 'projects/:project_id/time_entries/:id' =&gt; 'time_entries#destroy'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7">get '/contact', to: 'site#contact'</text:span></text:p>
      <text:p text:style-name="P11"/>
      <text:p text:style-name="P11"><text:span text:style-name="T7">get '/say_name/:name' =&gt; 'site#say_name'</text:span></text:p>
      <text:p text:style-name="P11"/>
      <text:p text:style-name="P11"><text:span text:style-name="T7">get '/calculator' =&gt; 'site#calculator'</text:span></text:p>
      <text:p text:style-name="P11"/>
      <text:p text:style-name="P11"><text:span text:style-name="T7">post '/calculate' =&gt; 'site#calculate'</text:span></text:p>
      <text:p text:style-name="P1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09:24:51.974244742</meta:creation-date>
    <dc:date>2016-04-21T19:16:36.255925976</dc:date>
    <meta:editing-duration>PT7H50M8S</meta:editing-duration>
    <meta:editing-cycles>7</meta:editing-cycles>
    <meta:generator>LibreOffice/5.0.5.2$Linux_X86_64 LibreOffice_project/00m0$Build-2</meta:generator>
    <meta:document-statistic meta:table-count="0" meta:image-count="0" meta:object-count="0" meta:page-count="3" meta:paragraph-count="61" meta:word-count="302" meta:character-count="2379" meta:non-whitespace-character-count="2077"/>
  </office:meta>
</office:document-meta>
</file>